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ingNameResolver.getQ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ingNameResolver.getJCRNam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ingNameResolver.ParsingNameResolver( NameFactory nameFactory ,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